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3.873cm" table:align="left"/>
    </style:style>
    <style:style style:name="Tableau1.A" style:family="table-column">
      <style:table-column-properties style:column-width="5.546cm"/>
    </style:style>
    <style:style style:name="Tableau1.B" style:family="table-column">
      <style:table-column-properties style:column-width="6.697cm"/>
    </style:style>
    <style:style style:name="Tableau1.C" style:family="table-column">
      <style:table-column-properties style:column-width="0.093cm"/>
    </style:style>
    <style:style style:name="Tableau1.D" style:family="table-column">
      <style:table-column-properties style:column-width="1.536cm"/>
    </style:style>
    <style:style style:name="Tableau1.A1" style:family="table-cell">
      <style:table-cell-properties style:vertical-align="middle" fo:padding="0cm" fo:border="none"/>
    </style:style>
    <style:style style:name="Tableau1.B1" style:family="table-cell">
      <style:table-cell-properties style:vertical-align="middle"/>
    </style:style>
    <style:style style:name="Tableau1.C1" style:family="table-cell">
      <style:table-cell-properties style:vertical-align="middle"/>
    </style:style>
    <style:style style:name="Tableau1.D1" style:family="table-cell">
      <style:table-cell-properties style:vertical-align="middle"/>
    </style:style>
    <style:style style:name="Tableau1.A2" style:family="table-cell">
      <style:table-cell-properties style:vertical-align="middle"/>
    </style:style>
    <style:style style:name="Tableau1.D2" style:family="table-cell">
      <style:table-cell-properties style:vertical-align="middle"/>
    </style:style>
    <style:style style:name="Tableau2" style:family="table">
      <style:table-properties style:width="5.466cm" table:align="left"/>
    </style:style>
    <style:style style:name="Tableau2.A" style:family="table-column">
      <style:table-column-properties style:column-width="5.466cm"/>
    </style:style>
    <style:style style:name="Tableau2.A1" style:family="table-cell">
      <style:table-cell-properties style:vertical-align="middle"/>
    </style:style>
    <style:style style:name="Tableau3" style:family="table">
      <style:table-properties style:width="1.404cm" table:align="left"/>
    </style:style>
    <style:style style:name="Tableau3.A" style:family="table-column">
      <style:table-column-properties style:column-width="1.404cm"/>
    </style:style>
    <style:style style:name="Tableau3.A1" style:family="table-cell">
      <style:table-cell-properties style:vertical-align="middle"/>
    </style:style>
    <style:style style:name="P1" style:family="paragraph" style:parent-style-name="Standard">
      <style:text-properties officeooo:rsid="0009f916" officeooo:paragraph-rsid="0009f916"/>
    </style:style>
    <style:style style:name="P2" style:family="paragraph" style:parent-style-name="Standard">
      <style:text-properties fo:color="#ce181e" style:text-underline-style="solid" style:text-underline-width="auto" style:text-underline-color="font-color" officeooo:rsid="0009f916" officeooo:paragraph-rsid="0009f916"/>
    </style:style>
    <style:style style:name="P3" style:family="paragraph" style:parent-style-name="Text_20_body">
      <style:paragraph-properties fo:margin-top="0.212cm" fo:margin-bottom="0cm" loext:contextual-spacing="false" style:writing-mode="lr-tb"/>
    </style:style>
    <style:style style:name="P4" style:family="paragraph" style:parent-style-name="Text_20_body">
      <style:paragraph-properties fo:margin-top="0.212cm" fo:margin-bottom="0cm" loext:contextual-spacing="false" style:writing-mode="lr-tb"/>
      <style:text-properties loext:padding="0cm" loext:border="none"/>
    </style:style>
    <style:style style:name="P5" style:family="paragraph" style:parent-style-name="Text_20_body">
      <style:paragraph-properties fo:margin-top="0.212cm" fo:margin-bottom="0cm" loext:contextual-spacing="false" style:writing-mode="lr-tb"/>
      <style:text-properties fo:background-color="#f9a870" loext:padding="0cm" loext:border="none"/>
    </style:style>
    <style:style style:name="P6" style:family="paragraph" style:parent-style-name="Heading_20_3">
      <style:paragraph-properties fo:margin-left="0cm" fo:margin-right="0cm" fo:margin-top="0cm" fo:margin-bottom="0cm" loext:contextual-spacing="false" fo:text-indent="0cm" style:auto-text-indent="false"/>
      <style:text-properties fo:color="#202124" style:font-name="Roboto" fo:font-weight="bold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222222" style:font-name="Roboto" loext:padding="0cm" loext:border="none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style:line-height-at-least="0.529cm" fo:text-indent="0cm" style:auto-text-indent="false" style:writing-mode="lr-tb"/>
      <style:text-properties fo:font-size="2pt" style:font-size-asian="2pt" style:font-size-complex="2pt" loext:padding="0cm" loext:border="none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style:line-height-at-least="0.476cm" fo:text-align="center" style:justify-single-word="false" fo:text-indent="0cm" style:auto-text-indent="false"/>
      <style:text-properties fo:color="#444444" loext:padding="0cm" loext:border="none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style:line-height-at-least="0.529cm" fo:text-indent="0cm" style:auto-text-indent="false"/>
      <style:text-properties fo:font-size="2pt" style:font-size-asian="2pt" style:font-size-complex="2pt" loext:padding="0cm" loext:border="none"/>
    </style:style>
    <style:style style:name="T1" style:family="text">
      <style:text-properties officeooo:rsid="0009f916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#f9a870" loext:char-shading-value="0"/>
    </style:style>
    <style:style style:name="T4" style:family="text">
      <style:text-properties fo:background-color="#f9a870" loext:char-shading-value="0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il client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h text:style-name="P6" text:outline-level="3">Bernard Waucque<text:span text:style-name="T1">z</text:span></text:h>
                </table:table-cell>
              </table:table-row>
            </table:table>
            <text:p text:style-name="P8"/>
          </table:table-cell>
          <table:table-cell table:style-name="Tableau1.B1" office:value-type="string">
            <text:p text:style-name="P9"><text:bookmark text:name=":t7"/>dim. 4 oct. 19:46</text:p>
          </table:table-cell>
          <table:table-cell table:style-name="Tableau1.C1" office:value-type="string">
            <text:p text:style-name="P8"/>
          </table:table-cell>
          <table:table-cell table:style-name="Tableau1.D2" table:number-rows-spanned="2" office:value-type="string">
            <text:p text:style-name="P11"><text:span text:style-name="T2"/></text:p>
            <text:section text:style-name="Sect1" text:name=":sz">
              <table:table table:name="Tableau3" table:style-name="Tableau3">
                <table:table-column table:style-name="Tableau3.A"/>
                <table:table-row>
                  <table:table-cell table:style-name="Tableau3.A1" office:value-type="string">
                    <text:p text:style-name="P10"/>
                  </table:table-cell>
                </table:table-row>
              </table:table>
              <text:p text:style-name="Table_20_Contents"/>
            </text:section>
          </table:table-cell>
        </table:table-row>
        <table:table-row>
          <table:table-cell table:style-name="Tableau1.A2" table:number-columns-spanned="3" office:value-type="string">
            <text:p text:style-name="P7"/>
          </table:table-cell>
          <table:covered-table-cell/>
          <table:covered-table-cell/>
          <table:covered-table-cell/>
        </table:table-row>
      </table:table>
      <text:section text:style-name="Sect2" text:name=":t9">
        <text:section text:style-name="Sect2" text:name=":s3">
          <text:p text:style-name="P3">Messieurs,</text:p>
          <text:p text:style-name="P3"/>
          <text:p text:style-name="P4">Je vous confirme mon souhait de développer un site destiné à des consommateurs privés et professionnels, amateurs d'excellents vins à des conditions très intéressantes.</text:p>
          <text:p text:style-name="P5">Ce site leur permettrait de trouver aisément des conseils pertinents.</text:p>
          <text:p text:style-name="P5">Il aurait pour objectif de permettre un contact personnalisé pour répondre à leurs multiples questions de manière simple afin de trouver la meilleure correspondance dans le cadre d'une fête de famille, de mariage, d'anniversaire ou autre.</text:p>
          <text:p text:style-name="P3"/>
          <text:p text:style-name="P5">J'attends de ce site qu'il soit simple et aide celui qui le consulte à obtenir une répons très rapide à toute question relative à sa recherche concernant les vins français et belges élevés chez nous. </text:p>
          <text:p text:style-name="P4">Ce sont principalement tous les vins de la Maison G affinés en fûts de chêne dans les anciennes galeries de CN. </text:p>
          <text:p text:style-name="P4">Quand il s'agit des vins de la MG ,<text:span text:style-name="T4"> je souhaite un site sobre qui puisse mettre en évidence les services que nous apporterons prioritairement et principalement s'agissant des livraisons, des quantités et consignation des bouteilles, etc.</text:span></text:p>
          <text:p text:style-name="P5">Quant au texte, il sera simple avec nos coordonnées et quelques noms de vins (et prix) que nous commercialisons actuellement.</text:p>
          <text:p text:style-name="P4">Je m'en remets à vous pour organiser la présentation et la réalisation d'un premier projet.</text:p>
          <text:p text:style-name="P4">Je viserais également l'exportation hors Europe.</text:p>
          <text:p text:style-name="P4">Pour plus, merci de me recontacter.</text:p>
          <text:p text:style-name="P3"/>
          <text:p text:style-name="P4">J'espère vous avoir donné suffisamment d'informations pour le moment.</text:p>
          <text:p text:style-name="P3"/>
        </text:section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14:30:05.324690134</meta:creation-date>
    <dc:date>2020-10-11T14:33:31.748678772</dc:date>
    <meta:editing-duration>PT3M28S</meta:editing-duration>
    <meta:editing-cycles>1</meta:editing-cycles>
    <meta:document-statistic meta:table-count="3" meta:image-count="0" meta:object-count="0" meta:page-count="1" meta:paragraph-count="15" meta:word-count="228" meta:character-count="1446" meta:non-whitespace-character-count="1231"/>
    <meta:generator>LibreOffice/6.0.7.3$Linux_X86_64 LibreOffice_project/00m0$Build-3</meta:generator>
  </office:meta>
</office:document-meta>
</file>